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umero do ventres</text:p>
          </table:table-cell>
          <table:table-cell/>
          <table:table-cell office:value-type="string" calcext:value-type="string">
            <text:p>Frequencia M1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Frequencia M2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Frequencia M3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Frequencia M4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Frequencia M5</text:p>
          </table:table-cell>
          <table:table-cell office:value-type="string" calcext:value-type="string">
            <text:p>Normalizado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.8</text:p>
          </table:table-cell>
          <table:table-cell table:formula="of:=[.C3]/17.8"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 table:formula="of:=[.E3]/21.4"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table:formula="of:=[.G3]/24.2"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table:formula="of:=[.I3]/28.8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K3]/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1.2</text:p>
          </table:table-cell>
          <table:table-cell table:formula="of:=[.C4]/17.8" office:value-type="float" office:value="1.75280898876404" calcext:value-type="float">
            <text:p>1.7528089888</text:p>
          </table:table-cell>
          <table:table-cell office:value-type="float" office:value="36.8" calcext:value-type="float">
            <text:p>36.8</text:p>
          </table:table-cell>
          <table:table-cell table:formula="of:=[.E4]/21.4" office:value-type="float" office:value="1.7196261682243" calcext:value-type="float">
            <text:p>1.7196261682</text:p>
          </table:table-cell>
          <table:table-cell office:value-type="float" office:value="43.3" calcext:value-type="float">
            <text:p>43.3</text:p>
          </table:table-cell>
          <table:table-cell table:formula="of:=[.G4]/24.2" office:value-type="float" office:value="1.78925619834711" calcext:value-type="float">
            <text:p>1.7892561983</text:p>
          </table:table-cell>
          <table:table-cell office:value-type="float" office:value="45.2" calcext:value-type="float">
            <text:p>45.2</text:p>
          </table:table-cell>
          <table:table-cell table:formula="of:=[.I4]/28.8" office:value-type="float" office:value="1.56944444444444" calcext:value-type="float">
            <text:p>1.5694444444</text:p>
          </table:table-cell>
          <table:table-cell office:value-type="float" office:value="46.7" calcext:value-type="float">
            <text:p>46.7</text:p>
          </table:table-cell>
          <table:table-cell table:formula="of:=[.K4]/31" office:value-type="float" office:value="1.50645161290323" calcext:value-type="float">
            <text:p>1.5064516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4.6</text:p>
          </table:table-cell>
          <table:table-cell table:formula="of:=[.C5]/17.8" office:value-type="float" office:value="2.50561797752809" calcext:value-type="float">
            <text:p>2.5056179775</text:p>
          </table:table-cell>
          <table:table-cell office:value-type="float" office:value="54.6" calcext:value-type="float">
            <text:p>54.6</text:p>
          </table:table-cell>
          <table:table-cell table:formula="of:=[.E5]/21.4" office:value-type="float" office:value="2.55140186915888" calcext:value-type="float">
            <text:p>2.5514018692</text:p>
          </table:table-cell>
          <table:table-cell office:value-type="float" office:value="64.9" calcext:value-type="float">
            <text:p>64.9</text:p>
          </table:table-cell>
          <table:table-cell table:formula="of:=[.G5]/24.2" office:value-type="float" office:value="2.68181818181818" calcext:value-type="float">
            <text:p>2.6818181818</text:p>
          </table:table-cell>
          <table:table-cell office:value-type="float" office:value="70.9" calcext:value-type="float">
            <text:p>70.9</text:p>
          </table:table-cell>
          <table:table-cell table:formula="of:=[.I5]/28.8" office:value-type="float" office:value="2.46180555555556" calcext:value-type="float">
            <text:p>2.4618055556</text:p>
          </table:table-cell>
          <table:table-cell office:value-type="float" office:value="75.3" calcext:value-type="float">
            <text:p>75.3</text:p>
          </table:table-cell>
          <table:table-cell table:formula="of:=[.K5]/31" office:value-type="float" office:value="2.42903225806452" calcext:value-type="float">
            <text:p>2.4290322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8.7</text:p>
          </table:table-cell>
          <table:table-cell table:formula="of:=[.C6]/17.8" office:value-type="float" office:value="3.29775280898876" calcext:value-type="float">
            <text:p>3.297752809</text:p>
          </table:table-cell>
          <table:table-cell office:value-type="float" office:value="74.3" calcext:value-type="float">
            <text:p>74.3</text:p>
          </table:table-cell>
          <table:table-cell table:formula="of:=[.E6]/21.4" office:value-type="float" office:value="3.47196261682243" calcext:value-type="float">
            <text:p>3.4719626168</text:p>
          </table:table-cell>
          <table:table-cell office:value-type="float" office:value="82.4" calcext:value-type="float">
            <text:p>82.4</text:p>
          </table:table-cell>
          <table:table-cell table:formula="of:=[.G6]/24.2" office:value-type="float" office:value="3.40495867768595" calcext:value-type="float">
            <text:p>3.4049586777</text:p>
          </table:table-cell>
          <table:table-cell office:value-type="float" office:value="95.8" calcext:value-type="float">
            <text:p>95.8</text:p>
          </table:table-cell>
          <table:table-cell table:formula="of:=[.I6]/28.8" office:value-type="float" office:value="3.32638888888889" calcext:value-type="float">
            <text:p>3.3263888889</text:p>
          </table:table-cell>
          <table:table-cell office:value-type="float" office:value="101" calcext:value-type="float">
            <text:p>101</text:p>
          </table:table-cell>
          <table:table-cell table:formula="of:=[.K6]/31" office:value-type="float" office:value="3.25806451612903" calcext:value-type="float">
            <text:p>3.2580645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1.0</text:p>
          </table:table-cell>
          <table:table-cell table:formula="of:=[.C7]/17.8" office:value-type="float" office:value="4.55056179775281" calcext:value-type="float">
            <text:p>4.5505617978</text:p>
          </table:table-cell>
          <table:table-cell office:value-type="float" office:value="93.9" calcext:value-type="float">
            <text:p>93.9</text:p>
          </table:table-cell>
          <table:table-cell table:formula="of:=[.E7]/21.4" office:value-type="float" office:value="4.38785046728972" calcext:value-type="float">
            <text:p>4.3878504673</text:p>
          </table:table-cell>
          <table:table-cell office:value-type="float" office:value="107" calcext:value-type="float">
            <text:p>107</text:p>
          </table:table-cell>
          <table:table-cell table:formula="of:=[.G7]/24.2" office:value-type="float" office:value="4.42148760330579" calcext:value-type="float">
            <text:p>4.4214876033</text:p>
          </table:table-cell>
          <table:table-cell office:value-type="float" office:value="113" calcext:value-type="float">
            <text:p>113</text:p>
          </table:table-cell>
          <table:table-cell table:formula="of:=[.I7]/28.8" office:value-type="float" office:value="3.92361111111111" calcext:value-type="float">
            <text:p>3.9236111111</text:p>
          </table:table-cell>
          <table:table-cell office:value-type="float" office:value="129" calcext:value-type="float">
            <text:p>129</text:p>
          </table:table-cell>
          <table:table-cell table:formula="of:=[.K7]/31" office:value-type="float" office:value="4.16129032258065" calcext:value-type="float">
            <text:p>4.16129032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[.D3]-[.A3]" office:value-type="float" office:value="0" calcext:value-type="float">
            <text:p>0</text:p>
          </table:table-cell>
          <table:table-cell/>
          <table:table-cell table:formula="of:=[.F3]-[.A3]" office:value-type="float" office:value="0" calcext:value-type="float">
            <text:p>0</text:p>
          </table:table-cell>
          <table:table-cell/>
          <table:table-cell table:formula="of:=[.H3]-[.A3]" office:value-type="float" office:value="0" calcext:value-type="float">
            <text:p>0</text:p>
          </table:table-cell>
          <table:table-cell/>
          <table:table-cell table:formula="of:=[.J3]-[.A3]" office:value-type="float" office:value="0" calcext:value-type="float">
            <text:p>0</text:p>
          </table:table-cell>
          <table:table-cell/>
          <table:table-cell table:formula="of:=[.L3]-[.A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4]-[.A4]" office:value-type="float" office:value="-0.247191011235955" calcext:value-type="float">
            <text:p>-0.2471910112</text:p>
          </table:table-cell>
          <table:table-cell/>
          <table:table-cell table:formula="of:=[.F4]-[.A4]" office:value-type="float" office:value="-0.280373831775701" calcext:value-type="float">
            <text:p>-0.2803738318</text:p>
          </table:table-cell>
          <table:table-cell/>
          <table:table-cell table:formula="of:=[.H4]-[.A4]" office:value-type="float" office:value="-0.210743801652893" calcext:value-type="float">
            <text:p>-0.2107438017</text:p>
          </table:table-cell>
          <table:table-cell/>
          <table:table-cell table:formula="of:=[.J4]-[.A4]" office:value-type="float" office:value="-0.430555555555556" calcext:value-type="float">
            <text:p>-0.4305555556</text:p>
          </table:table-cell>
          <table:table-cell/>
          <table:table-cell table:formula="of:=[.L4]-[.A4]" office:value-type="float" office:value="-0.493548387096774" calcext:value-type="float">
            <text:p>-0.4935483871</text:p>
          </table:table-cell>
        </table:table-row>
        <table:table-row table:style-name="ro1">
          <table:table-cell table:number-columns-repeated="3"/>
          <table:table-cell table:formula="of:=[.D5]-[.A5]" office:value-type="float" office:value="-0.49438202247191" calcext:value-type="float">
            <text:p>-0.4943820225</text:p>
          </table:table-cell>
          <table:table-cell/>
          <table:table-cell table:formula="of:=[.F5]-[.A5]" office:value-type="float" office:value="-0.448598130841121" calcext:value-type="float">
            <text:p>-0.4485981308</text:p>
          </table:table-cell>
          <table:table-cell/>
          <table:table-cell table:formula="of:=[.H5]-[.A5]" office:value-type="float" office:value="-0.318181818181818" calcext:value-type="float">
            <text:p>-0.3181818182</text:p>
          </table:table-cell>
          <table:table-cell/>
          <table:table-cell table:formula="of:=[.J5]-[.A5]" office:value-type="float" office:value="-0.538194444444444" calcext:value-type="float">
            <text:p>-0.5381944444</text:p>
          </table:table-cell>
          <table:table-cell/>
          <table:table-cell table:formula="of:=[.L5]-[.A5]" office:value-type="float" office:value="-0.570967741935484" calcext:value-type="float">
            <text:p>-0.5709677419</text:p>
          </table:table-cell>
        </table:table-row>
        <table:table-row table:style-name="ro1">
          <table:table-cell table:number-columns-repeated="3"/>
          <table:table-cell table:formula="of:=[.D6]-[.A6]" office:value-type="float" office:value="-0.702247191011236" calcext:value-type="float">
            <text:p>-0.702247191</text:p>
          </table:table-cell>
          <table:table-cell/>
          <table:table-cell table:formula="of:=[.F6]-[.A6]" office:value-type="float" office:value="-0.52803738317757" calcext:value-type="float">
            <text:p>-0.5280373832</text:p>
          </table:table-cell>
          <table:table-cell/>
          <table:table-cell table:formula="of:=[.H6]-[.A6]" office:value-type="float" office:value="-0.595041322314049" calcext:value-type="float">
            <text:p>-0.5950413223</text:p>
          </table:table-cell>
          <table:table-cell/>
          <table:table-cell table:formula="of:=[.J6]-[.A6]" office:value-type="float" office:value="-0.673611111111111" calcext:value-type="float">
            <text:p>-0.6736111111</text:p>
          </table:table-cell>
          <table:table-cell/>
          <table:table-cell table:formula="of:=[.L6]-[.A6]" office:value-type="float" office:value="-0.741935483870968" calcext:value-type="float">
            <text:p>-0.7419354839</text:p>
          </table:table-cell>
        </table:table-row>
        <table:table-row table:style-name="ro1">
          <table:table-cell table:number-columns-repeated="3"/>
          <table:table-cell table:formula="of:=[.D7]-[.A7]" office:value-type="float" office:value="-0.449438202247191" calcext:value-type="float">
            <text:p>-0.4494382022</text:p>
          </table:table-cell>
          <table:table-cell/>
          <table:table-cell table:formula="of:=[.F7]-[.A7]" office:value-type="float" office:value="-0.61214953271028" calcext:value-type="float">
            <text:p>-0.6121495327</text:p>
          </table:table-cell>
          <table:table-cell/>
          <table:table-cell table:formula="of:=[.H7]-[.A7]" office:value-type="float" office:value="-0.578512396694215" calcext:value-type="float">
            <text:p>-0.5785123967</text:p>
          </table:table-cell>
          <table:table-cell/>
          <table:table-cell table:formula="of:=[.J7]-[.A7]" office:value-type="float" office:value="-1.07638888888889" calcext:value-type="float">
            <text:p>-1.0763888889</text:p>
          </table:table-cell>
          <table:table-cell/>
          <table:table-cell table:formula="of:=[.L7]-[.A7]" office:value-type="float" office:value="-0.838709677419355" calcext:value-type="float">
            <text:p>-0.838709677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([.D9]*1+[.D10]*2+[.D11]*3+[.D12]*4+[.D13]*5)/15" office:value-type="float" office:value="-0.468913857677903" calcext:value-type="float">
            <text:p>-0.4689138577</text:p>
          </table:table-cell>
          <table:table-cell table:formula="of:=([.E9]*1+[.E10]*2+[.E11]*3+[.E12]*4+[.E13]*5)/15" office:value-type="float" office:value="0" calcext:value-type="float">
            <text:p>0</text:p>
          </table:table-cell>
          <table:table-cell table:formula="of:=([.F9]*1+[.F10]*2+[.F11]*3+[.F12]*4+[.F13]*5)/15" office:value-type="float" office:value="-0.47196261682243" calcext:value-type="float">
            <text:p>-0.4719626168</text:p>
          </table:table-cell>
          <table:table-cell table:formula="of:=([.G9]*1+[.G10]*2+[.G11]*3+[.G12]*4+[.G13]*5)/15" office:value-type="float" office:value="0" calcext:value-type="float">
            <text:p>0</text:p>
          </table:table-cell>
          <table:table-cell table:formula="of:=([.H9]*1+[.H10]*2+[.H11]*3+[.H12]*4+[.H13]*5)/15" office:value-type="float" office:value="-0.443250688705234" calcext:value-type="float">
            <text:p>-0.4432506887</text:p>
          </table:table-cell>
          <table:table-cell table:formula="of:=([.I9]*1+[.I10]*2+[.I11]*3+[.I12]*4+[.I13]*5)/15" office:value-type="float" office:value="0" calcext:value-type="float">
            <text:p>0</text:p>
          </table:table-cell>
          <table:table-cell table:formula="of:=([.J9]*1+[.J10]*2+[.J11]*3+[.J12]*4+[.J13]*5)/15" office:value-type="float" office:value="-0.703472222222222" calcext:value-type="float">
            <text:p>-0.7034722222</text:p>
          </table:table-cell>
          <table:table-cell table:formula="of:=([.K9]*1+[.K10]*2+[.K11]*3+[.K12]*4+[.K13]*5)/15" office:value-type="float" office:value="0" calcext:value-type="float">
            <text:p>0</text:p>
          </table:table-cell>
          <table:table-cell table:formula="of:=([.L9]*1+[.L10]*2+[.L11]*3+[.L12]*4+[.L13]*5)/15" office:value-type="float" office:value="-0.65741935483871" calcext:value-type="float">
            <text:p>-0.657419354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MAX([.D15];[.F15];[.H15];[.J15];[.L15])" office:value-type="float" office:value="-0.443250688705234" calcext:value-type="float">
            <text:p>-0.443250688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00:51:39.3003469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7:14:22.429861846</meta:creation-date>
    <dc:date>2016-11-25T02:10:32.898487097</dc:date>
    <meta:editing-duration>PT1H20M34S</meta:editing-duration>
    <meta:editing-cycles>4</meta:editing-cycles>
    <meta:generator>LibreOffice/5.1.4.2$Linux_X86_64 LibreOffice_project/10m0$Build-2</meta:generator>
    <meta:document-statistic meta:table-count="1" meta:cell-count="101" meta:object-count="0"/>
  </office:meta>
</office:document-meta>
</file>